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loext:graphic-properties draw:fill="none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// precondition: "acyclic structure"
node_t * add(node_t * l, int v) {
 if (l == NULL) {
  l = calloc(sizeof(node_t), 1);
  l-&gt;value = v; return l;
 }
 l-&gt;next = add(l-&gt;next, v);
 return l;
}
\end{verbatim}§svg§600§FALSE§</svg:desc>
          <draw:polygon draw:style-name="gr1" draw:text-style-name="P1" draw:layer="layout" svg:width="5.296cm" svg:height="4.604cm" svg:x="0.712cm" svg:y="0.096cm" svg:viewBox="0 0 5297 4605" draw:points="2648,4605 0,4605 0,0 5297,0 5297,4605">
            <text:p/>
          </draw:polygon>
          <draw:path draw:style-name="gr2" draw:text-style-name="P2" draw:layer="layout" svg:width="0.119cm" svg:height="0.157cm" svg:x="0.719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866cm" svg:y="0.1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1.01cm" svg:y="0.1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1.169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31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2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606cm" svg:y="0.1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91cm" svg:y="0.1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2.043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2.192cm" svg:y="0.1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334cm" svg:y="0.1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498cm" svg:y="0.1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631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922cm" svg:y="0.1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082cm" svg:y="0.1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223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376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523cm" svg:y="0.2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662cm" svg:y="0.1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965cm" svg:y="0.0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882cm" svg:y="0.4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1.01cm" svg:y="0.5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1.161cm" svg:y="0.4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455cm" svg:y="0.5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0.5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759cm" svg:y="0.4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0.5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0.5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2.234cm" svg:y="0.5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88cm" svg:y="0.8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014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162cm" svg:y="0.8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304cm" svg:y="0.8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468cm" svg:y="0.8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602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893cm" svg:y="0.8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053cm" svg:y="0.8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194cm" svg:y="0.7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346cm" svg:y="0.8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494cm" svg:y="0.9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63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938cm" svg:y="0.8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3.218cm" svg:y="0.8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377cm" svg:y="0.8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516cm" svg:y="0.8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663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853cm" svg:y="0.8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1.1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1.01cm" svg:y="1.1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7cm" svg:y="1.1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311cm" svg:y="1.1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3cm" svg:y="1.1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61cm" svg:y="1.31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749cm" svg:y="1.1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94cm" svg:y="1.1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728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0.875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1.157cm" svg:y="1.85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31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463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615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758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1.893cm" svg:y="1.854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33cm" svg:height="0.173cm" svg:x="2.046cm" svg:y="1.806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205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9cm" svg:height="0.157cm" svg:x="2.338cm" svg:y="1.822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499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5cm" svg:height="0.125cm" svg:x="2.64cm" svg:y="1.854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41cm" svg:height="0.123cm" svg:x="2.774cm" svg:y="1.854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035cm" svg:height="0.121cm" svg:x="2.974cm" svg:y="1.856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25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32cm" svg:height="0.125cm" svg:x="3.376cm" svg:y="1.85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cm" svg:height="0.125cm" svg:x="3.528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662cm" svg:y="1.856cm" svg:viewBox="0 0 134 186" svg:d="M114 18h8c5 0 12 0 12-9s-7-9-12-9h-32c-4 0-12 0-12 9s7 9 12 9h8l-21 60c-3 10-5 15-7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1cm" svg:height="0.125cm" svg:x="3.822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3.965cm" svg:y="1.806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05cm" svg:height="0.172cm" svg:x="4.118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cm" svg:height="0.125cm" svg:x="4.263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558cm" svg:y="1.854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691cm" svg:y="1.822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84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4.982cm" svg:y="1.856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1cm" svg:height="0.125cm" svg:x="5.146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279cm" svg:y="1.822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423cm" svg:y="1.85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28cm" svg:height="0.123cm" svg:x="5.576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729cm" svg:y="1.854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075cm" svg:height="0.082cm" svg:x="5.897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41cm" svg:height="0.123cm" svg:x="0.715cm" svg:y="2.19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75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6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9cm" svg:y="2.19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1.316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54cm" svg:y="2.15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761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2.052cm" svg:y="2.191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194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41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6cm" svg:y="2.1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628cm" svg:y="2.192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8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929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82cm" svg:y="2.19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6cm" svg:height="0.02cm" svg:x="3.229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7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674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966cm" svg:y="2.14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4.147cm" svg:y="2.28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413cm" svg:y="2.143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4.542cm" svg:y="2.19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693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987cm" svg:y="2.194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5.152cm" svg:y="2.1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438cm" svg:y="2.1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06cm" svg:height="0.172cm" svg:x="0.882cm" svg:y="2.48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1.018cm" svg:y="2.4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35cm" svg:y="2.458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465cm" svg:y="2.4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754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901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2.193cm" svg:y="2.481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333cm" svg:y="2.481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488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635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798cm" svg:y="2.458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3.084cm" svg:y="2.458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1.023cm" svg:y="2.81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313cm" svg:y="2.8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1cm" svg:height="0.125cm" svg:x="1.617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2cm" svg:height="0.125cm" svg:x="1.759cm" svg:y="2.8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907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2.054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2.201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353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527cm" svg:y="2.794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646cm" svg:y="2.866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795cm" svg:y="2.81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93cm" svg:y="2.869cm" svg:viewBox="0 0 125 122" svg:d="M118 21c6-6 6-7 6-11 0-10-6-10-12-10h-96c-10 0-11 2-11 12v13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3.082cm" svg:y="2.866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3.23cm" svg:y="2.86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373cm" svg:y="2.816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557cm" svg:y="2.79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659cm" svg:y="2.867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819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96cm" svg:y="2.8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4.112cm" svg:y="2.8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4.259cm" svg:y="2.9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398cm" svg:y="2.8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563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6cm" svg:height="0.074cm" svg:x="4.735cm" svg:y="2.954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094cm" svg:height="0.175cm" svg:x="5.009cm" svg:y="2.815cm" svg:viewBox="0 0 95 176" svg:d="M58 11c0-4 0-11-8-11-5 0-7 3-8 6-12 24-26 28-32 28-4 0-10 1-10 9 0 7 5 9 10 9 4 0 16-2 29-13v119h-26c-4 0-11 0-11 9s7 9 11 9h71c5 0 11 0 11-9s-6-9-11-9h-26z">
            <text:p/>
          </draw:path>
          <draw:path draw:style-name="gr2" draw:text-style-name="P2" draw:layer="layout" svg:width="0.074cm" svg:height="0.218cm" svg:x="5.151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5.324cm" svg:y="2.8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1.023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17cm" svg:y="3.231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317cm" svg:y="3.171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455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3.203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15cm" svg:height="0.172cm" svg:x="1.759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3.2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25cm" svg:height="0.062cm" svg:x="2.342cm" svg:y="3.21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633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824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3.077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3.23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3.369cm" svg:y="3.17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512cm" svg:y="3.206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665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807cm" svg:y="3.20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4.115cm" svg:y="3.15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4.295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876cm" svg:y="3.47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876cm" svg:y="3.83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02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17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30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463cm" svg:y="3.8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602cm" svg:y="3.881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749cm" svg:y="3.847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2.047cm" svg:y="3.88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346cm" svg:y="3.87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489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635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821cm" svg:y="3.80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936cm" svg:y="3.83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3.08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3.23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36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23cm" svg:y="3.879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663cm" svg:y="3.881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809cm" svg:y="3.847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999cm" svg:y="3.967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4.251cm" svg:y="3.88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415cm" svg:y="3.807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8cm" svg:y="3.8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869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022cm" svg:y="4.21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1.161cm" svg:y="4.183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304cm" svg:y="4.219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457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598cm" svg:y="4.217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906cm" svg:y="4.16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2.087cm" svg:y="4.21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4.482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97cm" svg:y1="2.429cm" svg:x2="0.397cm" svg:y2="2.68cm">
          <text:p/>
        </draw:line>
        <draw:line draw:style-name="gr3" draw:text-style-name="P3" draw:layer="layout" svg:x1="0.397cm" svg:y1="2.77cm" svg:x2="0.397cm" svg:y2="3.35cm">
          <text:p/>
        </draw:line>
        <draw:line draw:style-name="gr3" draw:text-style-name="P3" draw:layer="layout" svg:x1="0.397cm" svg:y1="3.778cm" svg:x2="0.397cm" svg:y2="4.029cm">
          <text:p/>
        </draw:line>
        <draw:line draw:style-name="gr3" draw:text-style-name="P3" draw:layer="layout" svg:x1="0.397cm" svg:y1="4.156cm" svg:x2="0.397cm" svg:y2="4.407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101cm" svg:y="2.454cm" svg:viewBox="0 0 238 216" draw:points="119,216 0,216 0,0 238,0 238,216">
            <text:p/>
          </draw:polygon>
          <draw:path draw:style-name="gr2" draw:text-style-name="P2" draw:layer="layout" svg:width="0.217cm" svg:height="0.227cm" svg:x="0.111cm" svg:y="2.443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101cm" svg:y="2.933cm" svg:viewBox="0 0 224 216" draw:points="112,216 0,216 0,0 224,0 224,216">
            <text:p/>
          </draw:polygon>
          <draw:path draw:style-name="gr2" draw:text-style-name="P2" draw:layer="layout" svg:width="0.194cm" svg:height="0.216cm" svg:x="0.113cm" svg:y="2.932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102cm" svg:y="3.806cm" svg:viewBox="0 0 229 216" draw:points="115,216 0,216 0,0 229,0 229,216">
            <text:p/>
          </draw:polygon>
          <draw:path draw:style-name="gr2" draw:text-style-name="P2" draw:layer="layout" svg:width="0.193cm" svg:height="0.23cm" svg:x="0.12cm" svg:y="3.798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103cm" svg:y="4.163cm" svg:viewBox="0 0 241 216" draw:points="121,216 0,216 0,0 241,0 241,216">
            <text:p/>
          </draw:polygon>
          <draw:path draw:style-name="gr2" draw:text-style-name="P2" draw:layer="layout" svg:width="0.212cm" svg:height="0.216cm" svg:x="0.114cm" svg:y="4.162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8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9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9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3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4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3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4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3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4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6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3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4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8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6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3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6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6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8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9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9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4" draw:id="id14" draw:layer="layout" svg:width="0.381cm" svg:height="0.381cm" svg:x="7.3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5" draw:text-style-name="P4" draw:layer="layout" draw:line-skew="0.055cm" svg:x1="7.037cm" svg:y1="0.617cm" svg:x2="6.529cm" svg:y2="0.871cm" draw:start-shape="id1" draw:start-glue-point="2" draw:end-shape="id2" draw:end-glue-point="0" svg:d="M7037 617v181h-508v73" svg:viewBox="0 0 509 255">
          <text:p/>
        </draw:connector>
        <draw:connector draw:style-name="gr5" draw:text-style-name="P4" draw:layer="layout" draw:line-skew="0.446cm" svg:x1="7.037cm" svg:y1="0.617cm" svg:x2="7.545cm" svg:y2="0.871cm" draw:end-shape="id3" draw:end-glue-point="0" svg:d="M7037 617v181h508v73" svg:viewBox="0 0 509 255">
          <text:p/>
        </draw:connector>
        <draw:connector draw:style-name="gr5" draw:text-style-name="P4" draw:layer="layout" svg:x1="7.545cm" svg:y1="1.252cm" svg:x2="7.545cm" svg:y2="1.36cm" draw:start-shape="id3" draw:start-glue-point="2" draw:end-shape="id4" draw:end-glue-point="0" svg:d="M7545 1252v108" svg:viewBox="0 0 1 109">
          <text:p/>
        </draw:connector>
        <draw:connector draw:style-name="gr5" draw:text-style-name="P4" draw:layer="layout" svg:x1="7.545cm" svg:y1="1.741cm" svg:x2="7.545cm" svg:y2="2.246cm" draw:start-shape="id4" draw:start-glue-point="2" draw:end-shape="id5" draw:end-glue-point="0" svg:d="M7545 1741v505" svg:viewBox="0 0 1 506">
          <text:p/>
        </draw:connector>
        <draw:connector draw:style-name="gr5" draw:text-style-name="P4" draw:layer="layout" draw:line-skew="0.092cm" svg:x1="7.545cm" svg:y1="1.99cm" svg:x2="8.245cm" svg:y2="2.246cm" draw:end-shape="id6" draw:end-glue-point="0" svg:d="M7545 1990v-171h700v427" svg:viewBox="0 0 701 428">
          <text:p/>
        </draw:connector>
        <draw:connector draw:style-name="gr5" draw:text-style-name="P4" draw:layer="layout" draw:line-skew="0.094cm" svg:x1="7.545cm" svg:y1="1.99cm" svg:x2="6.837cm" svg:y2="2.243cm" draw:end-shape="id7" draw:end-glue-point="0" svg:d="M7545 1990v-172h-708v425" svg:viewBox="0 0 709 426">
          <text:p/>
        </draw:connector>
        <draw:connector draw:style-name="gr5" draw:text-style-name="P4" draw:layer="layout" svg:x1="6.837cm" svg:y1="2.624cm" svg:x2="6.837cm" svg:y2="2.711cm" draw:start-shape="id7" draw:start-glue-point="2" draw:end-shape="id8" draw:end-glue-point="0" svg:d="M6837 2624v87" svg:viewBox="0 0 1 88">
          <text:p/>
        </draw:connector>
        <draw:connector draw:style-name="gr5" draw:text-style-name="P4" draw:layer="layout" svg:x1="7.545cm" svg:y1="2.627cm" svg:x2="7.545cm" svg:y2="2.708cm" draw:start-shape="id5" draw:start-glue-point="2" draw:end-shape="id9" draw:end-glue-point="0" svg:d="M7545 2627v81" svg:viewBox="0 0 1 82">
          <text:p/>
        </draw:connector>
        <draw:connector draw:style-name="gr5" draw:text-style-name="P4" draw:layer="layout" svg:x1="7.545cm" svg:y1="3.089cm" svg:x2="7.545cm" svg:y2="3.646cm" draw:start-shape="id9" draw:start-glue-point="2" draw:end-shape="id10" draw:end-glue-point="0" svg:d="M7545 3089v557" svg:viewBox="0 0 1 558">
          <text:p/>
        </draw:connector>
        <draw:connector draw:style-name="gr5" draw:text-style-name="P4" draw:layer="layout" draw:line-skew="0.032cm" svg:x1="7.545cm" svg:y1="3.29cm" svg:x2="8.545cm" svg:y2="3.646cm" draw:end-shape="id11" draw:end-glue-point="0" svg:d="M7545 3290v-131h1000v487" svg:viewBox="0 0 1001 488">
          <text:p/>
        </draw:connector>
        <draw:connector draw:style-name="gr5" draw:text-style-name="P4" draw:layer="layout" draw:line-skew="0.035cm" svg:x1="7.545cm" svg:y1="3.29cm" svg:x2="6.837cm" svg:y2="3.643cm" draw:end-shape="id12" draw:end-glue-point="0" svg:d="M7545 3290v-131h-708v484" svg:viewBox="0 0 709 485">
          <text:p/>
        </draw:connector>
        <draw:connector draw:style-name="gr5" draw:text-style-name="P4" draw:layer="layout" svg:x1="6.837cm" svg:y1="4.024cm" svg:x2="6.837cm" svg:y2="4.111cm" draw:start-shape="id12" draw:start-glue-point="2" draw:end-shape="id13" draw:end-glue-point="0" svg:d="M6837 4024v87" svg:viewBox="0 0 1 88">
          <text:p/>
        </draw:connector>
        <draw:connector draw:style-name="gr5" draw:text-style-name="P4" draw:layer="layout" svg:x1="7.545cm" svg:y1="4.027cm" svg:x2="7.545cm" svg:y2="4.108cm" draw:start-shape="id10" draw:start-glue-point="2" draw:end-shape="id14" draw:end-glue-point="0" svg:d="M7545 4027v81" svg:viewBox="0 0 1 82">
          <text:p/>
        </draw:connector>
        <draw:connector draw:style-name="gr5" draw:text-style-name="P4" draw:layer="layout" draw:line-skew="0.032cm" svg:x1="7.545cm" svg:y1="3.29cm" svg:x2="10.045cm" svg:y2="3.646cm" draw:end-shape="id15" draw:end-glue-point="0" svg:d="M7545 3290v-131h2500v487" svg:viewBox="0 0 2501 488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413cm" svg:y="4.666cm" svg:viewBox="0 0 264 34" draw:points="132,34 0,34 0,0 264,0 264,34">
            <text:p/>
          </draw:polygon>
          <draw:path draw:style-name="gr2" draw:text-style-name="P2" draw:layer="layout" svg:width="0.033cm" svg:height="0.033cm" svg:x="7.4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5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616cm" svg:y="4.666cm" svg:viewBox="0 0 34 34" svg:d="M34 17c0-9-7-17-17-17-9 0-17 8-17 17 0 10 8 17 17 17 10 0 17-7 17-17z">
            <text:p/>
          </draw:path>
        </draw:g>
        <draw:frame draw:style-name="gr6" draw:text-style-name="P5" draw:layer="layout" svg:width="0.381cm" svg:height="0.607cm" svg:x="8.636cm" svg:y="2.282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96cm" svg:y="2.496cm" svg:viewBox="0 0 715 219" draw:points="358,219 0,219 0,0 715,0 715,219">
            <text:p/>
          </draw:polygon>
          <draw:path draw:style-name="gr2" draw:text-style-name="P2" draw:layer="layout" svg:width="0.111cm" svg:height="0.113cm" svg:x="8.97cm" svg:y="2.5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091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196cm" svg:y="2.5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329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438cm" svg:y="2.4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9.506cm" svg:y="2.5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9.574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cm" svg:y="0.455cm" svg:viewBox="0 0 299 299" draw:points="150,299 0,299 0,0 299,0 299,299">
            <text:p/>
          </draw:polygon>
          <draw:path draw:style-name="gr7" draw:text-style-name="P6" draw:layer="layout" svg:width="0.29cm" svg:height="0.29cm" svg:x="6.384cm" svg:y="0.459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529cm" svg:y="0.604cm" svg:viewBox="0 0 0 0" draw:points="0,0">
            <text:p/>
          </draw:polyline>
          <draw:path draw:style-name="gr2" draw:text-style-name="P2" draw:layer="layout" svg:width="0.069cm" svg:height="0.14cm" svg:x="6.4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388cm" svg:y="0.453cm" svg:viewBox="0 0 299 299" draw:points="150,299 0,299 0,0 299,0 299,299">
            <text:p/>
          </draw:polygon>
          <draw:path draw:style-name="gr7" draw:text-style-name="P6" draw:layer="layout" svg:width="0.29cm" svg:height="0.29cm" svg:x="7.392cm" svg:y="0.45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537cm" svg:y="0.602cm" svg:viewBox="0 0 0 0" draw:points="0,0">
            <text:p/>
          </draw:polyline>
          <draw:path draw:style-name="gr2" draw:text-style-name="P2" draw:layer="layout" svg:width="0.083cm" svg:height="0.14cm" svg:x="7.4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481cm" svg:y="1.866cm" svg:viewBox="0 0 299 299" draw:points="150,299 0,299 0,0 299,0 299,299">
            <text:p/>
          </draw:polygon>
          <draw:path draw:style-name="gr7" draw:text-style-name="P6" draw:layer="layout" svg:width="0.29cm" svg:height="0.29cm" svg:x="6.485cm" svg:y="1.8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cm" svg:y="2.015cm" svg:viewBox="0 0 0 0" draw:points="0,0">
            <text:p/>
          </draw:polyline>
          <draw:path draw:style-name="gr2" draw:text-style-name="P2" draw:layer="layout" svg:width="0.069cm" svg:height="0.14cm" svg:x="6.597cm" svg:y="1.943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317cm" svg:y="1.868cm" svg:viewBox="0 0 299 299" draw:points="150,299 0,299 0,0 299,0 299,299">
            <text:p/>
          </draw:polygon>
          <draw:path draw:style-name="gr7" draw:text-style-name="P6" draw:layer="layout" svg:width="0.29cm" svg:height="0.29cm" svg:x="8.321cm" svg:y="1.872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466cm" svg:y="2.017cm" svg:viewBox="0 0 0 0" draw:points="0,0">
            <text:p/>
          </draw:polyline>
          <draw:path draw:style-name="gr2" draw:text-style-name="P2" draw:layer="layout" svg:width="0.087cm" svg:height="0.145cm" svg:x="8.422cm" svg:y="1.945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1cm" svg:y="1.874cm" svg:viewBox="0 0 299 299" draw:points="150,299 0,299 0,0 299,0 299,299">
            <text:p/>
          </draw:polygon>
          <draw:path draw:style-name="gr7" draw:text-style-name="P6" draw:layer="layout" svg:width="0.29cm" svg:height="0.29cm" svg:x="7.185cm" svg:y="1.87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cm" svg:y="2.023cm" svg:viewBox="0 0 0 0" draw:points="0,0">
            <text:p/>
          </draw:polyline>
          <draw:path draw:style-name="gr2" draw:text-style-name="P2" draw:layer="layout" svg:width="0.083cm" svg:height="0.14cm" svg:x="7.288cm" svg:y="1.95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545cm" svg:y1="4.473cm" svg:x2="7.5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482cm" svg:y="3.231cm" svg:viewBox="0 0 299 299" draw:points="150,299 0,299 0,0 299,0 299,299">
            <text:p/>
          </draw:polygon>
          <draw:path draw:style-name="gr7" draw:text-style-name="P6" draw:layer="layout" svg:width="0.29cm" svg:height="0.29cm" svg:x="6.486cm" svg:y="3.235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1cm" svg:y="3.38cm" svg:viewBox="0 0 0 0" draw:points="0,0">
            <text:p/>
          </draw:polyline>
          <draw:path draw:style-name="gr2" draw:text-style-name="P2" draw:layer="layout" svg:width="0.069cm" svg:height="0.14cm" svg:x="6.598cm" svg:y="3.30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8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333cm" svg:y="3.382cm" svg:viewBox="0 0 0 0" draw:points="0,0">
            <text:p/>
          </draw:polyline>
          <draw:path draw:style-name="gr2" draw:text-style-name="P2" draw:layer="layout" svg:width="0.087cm" svg:height="0.145cm" svg:x="8.289cm" svg:y="3.3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7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3cm" svg:y="3.382cm" svg:viewBox="0 0 0 0" draw:points="0,0">
            <text:p/>
          </draw:polyline>
          <draw:path draw:style-name="gr2" draw:text-style-name="P2" draw:layer="layout" svg:width="0.083cm" svg:height="0.14cm" svg:x="7.291cm" svg:y="3.3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685cm" svg:y="3.234cm" svg:viewBox="0 0 299 299" draw:points="150,299 0,299 0,0 299,0 299,299">
            <text:p/>
          </draw:polygon>
          <draw:path draw:style-name="gr7" draw:text-style-name="P6" draw:layer="layout" svg:width="0.29cm" svg:height="0.29cm" svg:x="9.689cm" svg:y="3.23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834cm" svg:y="3.383cm" svg:viewBox="0 0 0 0" draw:points="0,0">
            <text:p/>
          </draw:polyline>
          <draw:path draw:style-name="gr2" draw:text-style-name="P2" draw:layer="layout" svg:width="0.087cm" svg:height="0.145cm" svg:x="9.79cm" svg:y="3.31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615cm" svg:y="1.961cm" svg:viewBox="0 0 234 183" draw:points="117,183 0,183 0,0 234,0 234,183">
            <text:p/>
          </draw:polygon>
          <draw:path draw:style-name="gr2" draw:text-style-name="P2" draw:layer="layout" svg:width="0.101cm" svg:height="0.11cm" svg:x="7.629cm" svg:y="1.958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753cm" svg:y="1.997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615cm" svg:y="2.133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8.536cm" svg:y="2.282cm" svg:viewBox="0 0 1354 173" draw:points="677,173 0,173 0,0 1354,0 1354,173">
            <text:p/>
          </draw:polygon>
          <draw:path draw:style-name="gr2" draw:text-style-name="P2" draw:layer="layout" svg:width="0.101cm" svg:height="0.109cm" svg:x="8.55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682cm" svg:y="2.3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8.782cm" svg:y="2.3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911cm" svg:y="2.2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029cm" svg:y="2.3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168cm" svg:y="2.3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29cm" svg:y="2.3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418cm" svg:y="2.2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9.55cm" svg:y="2.3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683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816cm" svg:y="2.3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8.037cm" svg:y="4.083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3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8.3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4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5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7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8.8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8.9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8.9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7.9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7.9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8.0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8.1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3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4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5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6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8.8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8.9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0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2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9.537cm" svg:y="4.084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8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9.8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9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0.0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0.2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3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4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4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9.4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9.4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5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6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8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9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0.0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1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3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4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5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7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7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7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8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7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623cm" svg:y="3.326cm" svg:viewBox="0 0 234 183" draw:points="117,183 0,183 0,0 234,0 234,183">
            <text:p/>
          </draw:polygon>
          <draw:path draw:style-name="gr2" draw:text-style-name="P2" draw:layer="layout" svg:width="0.101cm" svg:height="0.11cm" svg:x="7.637cm" svg:y="3.32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76cm" svg:y="3.36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623cm" svg:y="3.498cm" svg:viewBox="0 0 234 11" draw:points="117,11 0,11 0,0 234,0 234,11">
            <text:p/>
          </draw:polygon>
        </draw:g>
        <draw:g>
          <svg:title>TexMaths</svg:title>
          <svg:desc>6§display§\circled{1} $\textt{~pointer is }\texttt{NULL}$§svg§600§FALSE§</svg:desc>
          <draw:polygon draw:style-name="gr1" draw:text-style-name="P1" draw:layer="layout" svg:width="1.746cm" svg:height="0.298cm" svg:x="9.574cm" svg:y="0.463cm" svg:viewBox="0 0 1747 299" draw:points="874,299 0,299 0,0 1747,0 1747,299">
            <text:p/>
          </draw:polygon>
          <draw:path draw:style-name="gr7" draw:text-style-name="P6" draw:layer="layout" svg:width="0.29cm" svg:height="0.29cm" svg:x="9.578cm" svg:y="0.4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3cm" svg:y="0.612cm" svg:viewBox="0 0 0 0" draw:points="0,0">
            <text:p/>
          </draw:polyline>
          <draw:path draw:style-name="gr2" draw:text-style-name="P2" draw:layer="layout" svg:width="0.069cm" svg:height="0.14cm" svg:x="9.69cm" svg:y="0.54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103cm" svg:height="0.134cm" svg:x="9.95cm" svg:y="0.5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2cm" svg:y="0.5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78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36cm" svg:y="0.5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4cm" svg:y="0.5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28cm" svg:y="0.5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1cm" svg:y="0.5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45cm" svg:height="0.14cm" svg:x="10.675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733cm" svg:y="0.5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98cm" svg:height="0.128cm" svg:x="10.885cm" svg:y="0.552cm" svg:viewBox="0 0 99 129" svg:d="M34 8c-2-7-5-8-11-8h-15c-3 0-8 0-8 7 0 6 5 6 8 6h6v103h-6c-3 0-8 0-8 7 0 6 5 6 8 6h23c3 0 9 0 9-6 0-7-6-7-9-7h-5v-100l39 106c3 7 6 7 12 7s8 0 8-9v-107h6c3 0 8 0 8-6 0-7-5-7-8-7h-23c-3 0-8 0-8 7 0 6 5 6 8 6h6v100h-1z">
            <text:p/>
          </draw:path>
          <draw:path draw:style-name="gr2" draw:text-style-name="P2" draw:layer="layout" svg:width="0.108cm" svg:height="0.131cm" svg:x="10.99cm" svg:y="0.552cm" svg:viewBox="0 0 109 132" svg:d="M94 13h7c3 0 8 0 8-6 0-7-5-7-8-7h-28c-3 0-8 0-8 7 0 6 5 6 8 6h7v72c0 23-14 34-25 34-12 0-26-11-26-34v-72h7c3 0 9 0 9-6 0-7-6-7-9-7h-28c-3 0-8 0-8 7 0 6 5 6 8 6h7v73c0 26 19 46 40 46s39-20 39-46z">
            <text:p/>
          </draw:path>
          <draw:path draw:style-name="gr2" draw:text-style-name="P2" draw:layer="layout" svg:width="0.096cm" svg:height="0.128cm" svg:x="11.107cm" svg:y="0.552cm" svg:viewBox="0 0 97 129" svg:d="M31 13h12c3 0 9 0 9-6 0-7-6-7-9-7h-35c-3 0-8 0-8 7 0 6 5 6 8 6h8v103h-8c-3 0-8 0-8 7 0 6 5 6 8 6h80c7 0 9-1 9-9v-18c0-4 0-9-8-9-7 0-7 4-7 9v14h-51z">
            <text:p/>
          </draw:path>
          <draw:path draw:style-name="gr2" draw:text-style-name="P2" draw:layer="layout" svg:width="0.096cm" svg:height="0.128cm" svg:x="11.217cm" svg:y="0.552cm" svg:viewBox="0 0 97 129" svg:d="M31 13h12c3 0 9 0 9-6 0-7-6-7-9-7h-35c-3 0-8 0-8 7 0 6 5 6 8 6h8v103h-8c-3 0-8 0-8 7 0 6 5 6 8 6h80c7 0 9-1 9-9v-18c0-4 0-9-8-9-7 0-7 4-7 9v14h-51z">
            <text:p/>
          </draw:path>
        </draw:g>
        <draw:g>
          <svg:title>TexMaths</svg:title>
          <svg:desc>6§display§\circled{2} $\textt{~pointer to a new object \underline{\texttt{o}}}$§svg§600§FALSE§</svg:desc>
          <draw:polygon draw:style-name="gr1" draw:text-style-name="P1" draw:layer="layout" svg:width="2.705cm" svg:height="0.298cm" svg:x="9.58cm" svg:y="0.863cm" svg:viewBox="0 0 2706 299" draw:points="1353,299 0,299 0,0 2706,0 2706,299">
            <text:p/>
          </draw:polygon>
          <draw:path draw:style-name="gr7" draw:text-style-name="P6" draw:layer="layout" svg:width="0.29cm" svg:height="0.29cm" svg:x="9.584cm" svg:y="0.8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9cm" svg:y="1.012cm" svg:viewBox="0 0 0 0" draw:points="0,0">
            <text:p/>
          </draw:polyline>
          <draw:path draw:style-name="gr2" draw:text-style-name="P2" draw:layer="layout" svg:width="0.084cm" svg:height="0.14cm" svg:x="9.687cm" svg:y="0.94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103cm" svg:height="0.134cm" svg:x="9.956cm" svg:y="0.9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8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4cm" svg:y="0.9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2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51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4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8cm" svg:y="0.9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8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2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4cm" svg:y="0.9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1.113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1.229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32cm" svg:y="0.98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545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65cm" svg:y="0.934cm" svg:viewBox="0 0 104 149" svg:d="M31 67v-67l-31 2v7c15 0 17 1 17 12v126h5c0 0 2-3 7-13 3 4 12 15 28 15 25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764cm" svg:y="0.939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842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937cm" svg:y="0.986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2.027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2.187cm" svg:y="0.988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2.175cm" svg:y="1.106cm" svg:viewBox="0 0 112 9" draw:points="56,9 0,9 0,0 112,0 112,9">
            <text:p/>
          </draw:polygon>
        </draw:g>
        <draw:g>
          <svg:title>TexMaths</svg:title>
          <svg:desc>6§display§\circled{3}  $\textt{~pointer to a previously}$§svg§600§FALSE§</svg:desc>
          <draw:polygon draw:style-name="gr1" draw:text-style-name="P1" draw:layer="layout" svg:width="2.464cm" svg:height="0.298cm" svg:x="9.579cm" svg:y="1.263cm" svg:viewBox="0 0 2465 299" draw:points="1232,299 0,299 0,0 2465,0 2465,299">
            <text:p/>
          </draw:polygon>
          <draw:path draw:style-name="gr7" draw:text-style-name="P6" draw:layer="layout" svg:width="0.29cm" svg:height="0.29cm" svg:x="9.583cm" svg:y="1.2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8cm" svg:y="1.412cm" svg:viewBox="0 0 0 0" draw:points="0,0">
            <text:p/>
          </draw:polyline>
          <draw:path draw:style-name="gr2" draw:text-style-name="P2" draw:layer="layout" svg:width="0.087cm" svg:height="0.145cm" svg:x="9.685cm" svg:y="1.34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103cm" svg:height="0.134cm" svg:x="9.955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7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3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1cm" svg:y="1.3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9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3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6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7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38cm" svg:y="1.3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1.111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1.228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31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402cm" svg:y="1.38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515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572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678cm" svg:y="1.387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795cm" svg:y="1.3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1.878cm" svg:y="1.334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1.934cm" svg:y="1.38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9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9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10.0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10.1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10.1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10.2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3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4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5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6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8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9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0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1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2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331cm" svg:y="1.567cm" svg:viewBox="0 0 67 132" svg:d="M33 46h30v-7h-30v-39h-5c-1 17-7 40-28 41v5h18v58c0 26 20 28 28 28 15 0 21-15 21-28v-12h-6v12c0 15-6 23-14 23-14 0-14-19-14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9-14T12:48:17.161582380</dc:date>
    <meta:editing-duration>PT4H46M15S</meta:editing-duration>
    <meta:editing-cycles>33</meta:editing-cycles>
    <meta:generator>LibreOffice/5.1.6.2$Linux_X86_64 LibreOffice_project/10m0$Build-2</meta:generator>
    <meta:document-statistic meta:object-count="518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